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officeooo:rsid="0006e9e9" officeooo:paragraph-rsid="0006e9e9"/>
    </style:style>
    <style:style style:name="P3" style:family="paragraph" style:parent-style-name="Standard">
      <style:text-properties officeooo:rsid="0007331b" officeooo:paragraph-rsid="0007331b"/>
    </style:style>
    <style:style style:name="P4" style:family="paragraph" style:parent-style-name="Standard">
      <style:text-properties officeooo:paragraph-rsid="00084355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4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ertificado para la manipulación de equipos frigoríficos de cualquier carga de refrigerante fluorado.</text:span><text:line-break/><text:line-break/>Real Decreto 115/2017, de 17 de febrero, por el que se regula la comercialización y manipulación de gases fluorados y equipos basados en los mismos, así como la certificación de los profesionales que los utilizan y por el que se establecen los requisitos técnicos para las instalaciones que desarrollen actividades que emitan gases fluorados.<text:line-break/><text:line-break/>https://paulinoposada.github.io/web_fred/apunts/unitat_3/BOE-A-2017-1679.pdf<text:line-break/><text:line-break/>Página 24<text:line-break/>Anexo 1<text:line-break/>Certificados personales<text:line-break/>1.2 Condiciones para otorgar la certificación. Se podrá obtener por alguna de las siguientes vías:<text:line-break/><text:line-break/>Página 25<text:line-break/>d) Estar en posesión de:<text:line-break/>título de Técnico Superior en Organización del Mantenimiento de Maquinaria de Buques y Embarcaciones establecido por el Real Decreto 1075/2012 de 13 de julio, o<text:line-break/>título de Técnico Superior en Mantenimiento y Control de la Maquinaria de Buques y Embarcaciones establecido por el Real Decreto 1072/2012 de 13 de julio<text:line-break/><text:line-break/><text:line-break/><text:span text:style-name="T1">Registro unificado de certificados y centros de formación en gases fluorados</text:span><text:line-break/><text:line-break/>https://www.miteco.gob.es/es/cambio-climatico/temas/mitigacion-politicas-y-medidas/fluorados.html#registro-unificado-de-certificados-y-centros-de-formacion-en-gases-fluorados<text:line-break/><text:line-break/>Centros de formación registrados en Baleares<text:line-break/>https://origin.miteco.gob.es/app/gasfluorweb/ResBusCon.aspx#busqueda</text:p>
      <text:p text:style-name="Standard"/>
      <text:p text:style-name="P1"/>
      <text:p text:style-name="P1">Sol·licitud del certificat per a la manipulació de sistemes frigorífics que contenen refrigerants amb gasos fluorats i el carnet d'instal·lacions tèrmiques en edificis (UDIT-141)</text:p>
      <text:p text:style-name="Standard"/>
      <text:p text:style-name="Standard">https://www.caib.es/seucaib/ca/200/personas/tramites/tramite/1326583/</text:p>
      <text:p text:style-name="Standard"/>
      <text:p text:style-name="P1"/>
      <text:p text:style-name="P1">Sol·licitud de certificat d'empresa manipuladora de gasos fluorats</text:p>
      <text:p text:style-name="Standard"/>
      <text:p text:style-name="Standard">https://caib.es/seucaib/ca/tramites/tramite/3260248/</text:p>
      <text:p text:style-name="Standard"/>
      <text:p text:style-name="Standard"/>
      <text:p text:style-name="Text_20_body"><text:span text:style-name="T2">Direcció General d'Indústria i Polígons Industrials</text:span></text:p>
      <text:p text:style-name="P2"><text:a xlink:type="simple" xlink:href="https://caib.es/govern/organigrama/area.do?coduo=186">https://caib.es/govern/organigrama/area.do?coduo=186</text:a></text:p>
      <text:p text:style-name="P2"/>
      <text:p text:style-name="P3">Consultes</text:p>
      <text:p text:style-name="P3"/>
      <text:p text:style-name="P3"><text:a xlink:type="simple" xlink:href="https://caib.es/sites/tramitacioudit/ca/adreces_i_horaris/">https://caib.es/sites/tramitacioudit/ca/adreces_i_horaris/</text:a></text:p>
      <text:p text:style-name="P3"/>
      <text:p text:style-name="P4"><text:span text:style-name="T3">Correu electrònic consultes administratives: </text:span><text:a xlink:type="simple" xlink:href="mailto:caixa@udit.caib.es">caixa@udit.caib.es</text:a><text:span text:style-name="T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1T22:10:23.468599230</meta:creation-date>
    <dc:date>2024-02-21T22:39:51.257139678</dc:date>
    <meta:editing-duration>PT6M7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10" meta:word-count="213" meta:character-count="1986" meta:non-whitespace-character-count="1773"/>
  </office:meta>
</office:document-meta>
</file>